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aramond Libre" svg:font-family="'Garamond Libre'" style:font-pitch="variable"/>
    <style:font-face style:name="Inter Black" svg:font-family="'Inter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Title">
      <style:paragraph-properties fo:line-height="115%"/>
    </style:style>
    <style:style style:name="P2" style:family="paragraph" style:parent-style-name="Standard">
      <style:paragraph-properties fo:line-height="115%"/>
      <style:text-properties style:font-name="Garamond Libre" officeooo:paragraph-rsid="00062276"/>
    </style:style>
    <style:style style:name="P3" style:family="paragraph" style:parent-style-name="Heading_20_2">
      <style:paragraph-properties fo:line-height="115%"/>
      <style:text-properties officeooo:rsid="00095ebd"/>
    </style:style>
    <style:style style:name="P4" style:family="paragraph" style:parent-style-name="Standard" style:list-style-name="L1">
      <style:paragraph-properties fo:line-height="115%"/>
      <style:text-properties officeooo:paragraph-rsid="00062276"/>
    </style:style>
    <style:style style:name="P5" style:family="paragraph" style:parent-style-name="Standard" style:list-style-name="L1">
      <style:paragraph-properties fo:line-height="115%"/>
      <style:text-properties style:font-name="Garamond Libre" fo:font-size="11pt" fo:language="zxx" fo:country="none" officeooo:rsid="00267432" officeooo:paragraph-rsid="00062276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 style:list-style-name="L1">
      <style:paragraph-properties fo:line-height="115%">
        <style:tab-stops>
          <style:tab-stop style:position="0.061in"/>
        </style:tab-stops>
      </style:paragraph-properties>
      <style:text-properties style:font-name="Garamond Libre" fo:font-size="11pt" fo:language="zxx" fo:country="none" officeooo:rsid="00267432" officeooo:paragraph-rsid="00062276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 style:list-style-name="L1">
      <style:paragraph-properties fo:line-height="115%"/>
      <style:text-properties style:font-name="Garamond Libre" fo:language="zxx" fo:country="none" officeooo:paragraph-rsid="00062276" style:language-asian="zxx" style:country-asian="none" style:language-complex="zxx" style:country-complex="none"/>
    </style:style>
    <style:style style:name="P8" style:family="paragraph" style:parent-style-name="Standard" style:list-style-name="L1">
      <style:paragraph-properties fo:line-height="115%"/>
      <style:text-properties style:font-name="Garamond Libre" fo:font-size="11pt" fo:language="zxx" fo:country="none" officeooo:paragraph-rsid="00062276" style:font-size-asian="11pt" style:language-asian="zxx" style:country-asian="none" style:font-size-complex="11pt" style:language-complex="zxx" style:country-complex="none"/>
    </style:style>
    <style:style style:name="P9" style:family="paragraph" style:parent-style-name="Heading_20_2">
      <style:paragraph-properties fo:line-height="115%"/>
      <style:text-properties officeooo:rsid="00267432" officeooo:paragraph-rsid="00062276"/>
    </style:style>
    <style:style style:name="P10" style:family="paragraph" style:parent-style-name="Standard" style:list-style-name="L1">
      <style:paragraph-properties fo:line-height="115%"/>
      <style:text-properties style:font-name="Garamond Libre" fo:font-size="11pt" fo:language="zxx" fo:country="none" officeooo:rsid="0026e8b5" officeooo:paragraph-rsid="00062276" style:font-size-asian="11pt" style:language-asian="zxx" style:country-asian="none" style:font-size-complex="11pt" style:language-complex="zxx" style:country-complex="none"/>
    </style:style>
    <style:style style:name="P11" style:family="paragraph" style:parent-style-name="Heading_20_2">
      <style:paragraph-properties fo:line-height="115%"/>
      <style:text-properties fo:language="zxx" fo:country="none" officeooo:paragraph-rsid="00062276" style:language-asian="zxx" style:country-asian="none" style:language-complex="zxx" style:country-complex="none"/>
    </style:style>
    <style:style style:name="P12" style:family="paragraph" style:parent-style-name="Standard" style:list-style-name="L1">
      <style:paragraph-properties fo:line-height="115%"/>
      <style:text-properties style:font-name="Garamond Libre" fo:language="zxx" fo:country="none" officeooo:rsid="0018d050" officeooo:paragraph-rsid="00062276" style:language-asian="zxx" style:country-asian="none" style:language-complex="zxx" style:country-complex="none"/>
    </style:style>
    <style:style style:name="P13" style:family="paragraph" style:parent-style-name="Standard" style:list-style-name="L1">
      <style:paragraph-properties fo:line-height="115%"/>
      <style:text-properties fo:font-size="11pt" officeooo:paragraph-rsid="00062276" style:font-size-asian="11pt" style:font-size-complex="11pt"/>
    </style:style>
    <style:style style:name="T1" style:family="text">
      <style:text-properties fo:color="#d00000" loext:opacity="100%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3" style:family="text">
      <style:text-properties fo:color="#d00000" loext:opacity="100%" fo:font-size="11pt" fo:language="zxx" fo:country="none" officeooo:rsid="00267213" style:font-size-asian="11pt" style:language-asian="zxx" style:country-asian="none" style:font-size-complex="11pt" style:language-complex="zxx" style:country-complex="none"/>
    </style:style>
    <style:style style:name="T4" style:family="text">
      <style:text-properties fo:font-size="11pt" fo:language="zxx" fo:country="none" officeooo:rsid="00267213" style:font-size-asian="11pt" style:language-asian="zxx" style:country-asian="none" style:font-size-complex="11pt" style:language-complex="zxx" style:country-complex="none"/>
    </style:style>
    <style:style style:name="T5" style:family="text">
      <style:text-properties officeooo:rsid="000b204d"/>
    </style:style>
    <style:style style:name="T6" style:family="text">
      <style:text-properties fo:color="#d00000" loext:opacity="100%" style:font-name="Garamond Libre" fo:font-size="11pt" fo:language="zxx" fo:country="none" fo:font-weight="bold" officeooo:rsid="0026721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" style:family="text">
      <style:text-properties style:font-name="Garamond Libr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Garamond Libre" fo:font-size="11pt" fo:language="zxx" fo:country="none" officeooo:rsid="00267213" style:font-size-asian="11pt" style:language-asian="zxx" style:country-asian="none" style:font-size-complex="11pt" style:language-complex="zxx" style:country-complex="none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267213" style:font-size-asian="11pt" style:font-size-complex="11pt"/>
    </style:style>
    <style:style style:name="T12" style:family="text">
      <style:text-properties fo:font-size="11pt" officeooo:rsid="00267432" style:font-size-asian="11pt" style:font-size-complex="11pt"/>
    </style:style>
    <style:style style:name="T13" style:family="text">
      <style:text-properties fo:font-size="11pt" officeooo:rsid="0024f4cc" style:font-size-asian="11pt" style:font-size-complex="11pt"/>
    </style:style>
    <style:style style:name="T14" style:family="text">
      <style:text-properties fo:font-size="11pt" officeooo:rsid="00259e49" style:font-size-asian="11pt" style:font-size-complex="11pt"/>
    </style:style>
    <style:style style:name="T15" style:family="text">
      <style:text-properties officeooo:rsid="00267432"/>
    </style:style>
    <style:style style:name="T16" style:family="text">
      <style:text-properties officeooo:rsid="001d23a1"/>
    </style:style>
    <style:style style:name="T17" style:family="text">
      <style:text-properties officeooo:rsid="0008196b"/>
    </style:style>
    <style:style style:name="T18" style:family="text">
      <style:text-properties officeooo:rsid="0026e8b5"/>
    </style:style>
    <style:style style:name="T19" style:family="text">
      <style:text-properties fo:font-size="11pt" officeooo:rsid="0026e8b5" style:font-size-asian="11pt" style:font-size-complex="11pt"/>
    </style:style>
    <style:style style:name="T20" style:family="text">
      <style:text-properties style:use-window-font-color="true" loext:opacity="0%" fo:font-size="11pt" fo:font-style="italic" style:font-size-asian="11pt" style:font-style-asian="italic" style:font-size-complex="11pt" style:font-style-complex="italic"/>
    </style:style>
    <style:style style:name="T21" style:family="text">
      <style:text-properties style:font-name="Garamond Libre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Garamond Libre" fo:font-size="12pt" fo:font-weight="normal" officeooo:rsid="0026e8b5" style:font-size-asian="12pt" style:font-weight-asian="normal" style:font-size-complex="12pt" style:font-weight-complex="normal"/>
    </style:style>
    <style:style style:name="T23" style:family="text">
      <style:text-properties fo:font-size="11pt" officeooo:rsid="001c6e22" style:font-size-asian="11pt" style:font-size-complex="11pt"/>
    </style:style>
    <style:style style:name="T24" style:family="text">
      <style:text-properties style:font-name="Garamond Libre" fo:font-size="11pt" fo:language="zxx" fo:country="none" officeooo:rsid="0026e8b5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Garamond Libre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6" style:family="text">
      <style:text-properties style:font-name="Garamond Libre" fo:font-size="11pt" fo:language="zxx" fo:country="none" fo:font-weight="bold" officeooo:rsid="0026e8b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c6e22" style:font-weight-asian="bold" style:font-weight-complex="bold"/>
    </style:style>
    <style:style style:name="T29" style:family="text">
      <style:text-properties fo:font-weight="bold" officeooo:rsid="0026e8b5" style:font-weight-asian="bold" style:font-weight-complex="bold"/>
    </style:style>
    <style:style style:name="T30" style:family="text">
      <style:text-properties style:font-name="Garamond Libre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1" style:family="text">
      <style:text-properties style:font-name="Garamond Libre" fo:language="zxx" fo:country="none" fo:font-weight="bold" officeooo:rsid="0026e8b5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style:font-name="Garamond Libre" fo:language="zxx" fo:country="none" style:language-asian="zxx" style:country-asian="none" style:language-complex="zxx" style:country-complex="none"/>
    </style:style>
    <style:style style:name="T33" style:family="text">
      <style:text-properties style:font-name="Garamond Libre" fo:language="zxx" fo:country="none" officeooo:rsid="0026e8b5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margin-left="0.1in"/>
        </style:list-level-properties>
        <style:text-properties style:font-name="OpenSymbol"/>
      </text:list-level-style-bullet>
      <text:list-level-style-bullet text:level="2" loext:num-list-format="%2%" text:bullet-char="━">
        <style:list-level-properties text:list-level-position-and-space-mode="label-alignment">
          <style:list-level-label-alignment text:label-followed-by="space" fo:margin-left="0.2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maso Marmo</text:p>
      <text:p text:style-name="P2"><text:a xlink:type="simple" xlink:href="mailto:lost.in@tommi.space" text:style-name="Internet_20_link" text:visited-style-name="Visited_20_Internet_20_Link"><text:span text:style-name="T1">email</text:span></text:a><text:span text:style-name="T2"> · </text:span><text:a xlink:type="simple" xlink:href="https://tommi.space/tuffo/" text:style-name="Internet_20_link" text:visited-style-name="Visited_20_Internet_20_Link"><text:span text:style-name="T3">sito web personale</text:span></text:a><text:span text:style-name="T2"> · </text:span><text:a xlink:type="simple" xlink:href="https://www.linkedin.com/in/tommasomarmo/" text:style-name="Internet_20_link" text:visited-style-name="Visited_20_Internet_20_Link"><text:span text:style-name="T2">LinkedIn</text:span></text:a><text:span text:style-name="T2"> · </text:span><text:a xlink:type="simple" xlink:href="https://pan.rent/@tommi" text:style-name="Internet_20_link" text:visited-style-name="Visited_20_Internet_20_Link"><text:span text:style-name="T2">Fedivers</text:span><text:span text:style-name="T4">o</text:span></text:a></text:p>
      <text:h text:style-name="P3" text:outline-level="2" text:is-list-header="true"><text:span text:style-name="T5">Esperienze </text:span>principali</text:h>
      <text:list xml:id="list4083844008" text:style-name="L1">
        <text:list-item>
          <text:p text:style-name="P4"><text:a xlink:type="simple" xlink:href="https://ournet.rocks/" text:style-name="Internet_20_link" text:visited-style-name="Visited_20_Internet_20_Link"><text:span text:style-name="T6">La Nostra Rete</text:span></text:a><text:span text:style-name="T7">, </text:span><text:span text:style-name="T8">Serie di w</text:span><text:span text:style-name="T7">orkshop. Creator</text:span><text:span text:style-name="T8">e</text:span><text:span text:style-name="T7"> </text:span><text:span text:style-name="T8">e</text:span><text:span text:style-name="T7"> </text:span><text:span text:style-name="T8">facilitatore</text:span><text:span text:style-name="T7"> (</text:span><text:span text:style-name="T8">Giu</text:span><text:span text:style-name="T7"> 2023 – Present</text:span><text:span text:style-name="T8">e</text:span><text:span text:style-name="T7">)</text:span></text:p>
          <text:list>
            <text:list-item>
              <text:p text:style-name="P5">Ideazione e organizzazione di un laboratorio interattivo, interdisciplinare e accessibile.</text:p>
            </text:list-item>
            <text:list-item>
              <text:p text:style-name="P6">Promozione e conduzione del laboratorio con pubblici di diverse generazioni in vari contesti internazionali.</text:p>
            </text:list-item>
          </text:list>
        </text:list-item>
        <text:list-item>
          <text:p text:style-name="P7"><text:a xlink:type="simple" xlink:href="https://fsfe.org/" text:style-name="Internet_20_link" text:visited-style-name="Visited_20_Internet_20_Link"><text:span text:style-name="T9">Free Software Foundation Europe</text:span></text:a><text:span text:style-name="T10">. </text:span><text:span text:style-name="T11">Tirocinante a tempo pieno</text:span><text:span text:style-name="T10"> (Berlin</text:span><text:span text:style-name="T11">o</text:span><text:span text:style-name="T10">, DE. Nov 2023 – Apr 2024)</text:span></text:p>
          <text:list>
            <text:list-item>
              <text:p text:style-name="P5">Gestione dei profili di FSFE sui social media; pubblicazione, traduzione e correzione di articoli su fsfe.org</text:p>
            </text:list-item>
            <text:list-item>
              <text:p text:style-name="P5">Cura delle relazioni con persone e organizzazioni per promuovere campagne ed eventi</text:p>
            </text:list-item>
            <text:list-item>
              <text:p text:style-name="P5">Gestione della spedizione di materiale promozionale, gestione dell’archivio e del magazzino della fondazione</text:p>
            </text:list-item>
          </text:list>
        </text:list-item>
        <text:list-item>
          <text:p text:style-name="P7"><text:a xlink:type="simple" xlink:href="https://scambi.org/" text:style-name="Internet_20_link" text:visited-style-name="Visited_20_Internet_20_Link"><text:span text:style-name="T9">Scambi Festival</text:span></text:a><text:span text:style-name="T10">. President</text:span><text:span text:style-name="T12">e</text:span><text:span text:style-name="T10"> </text:span><text:span text:style-name="T12">e</text:span><text:span text:style-name="T10"> co-fo</text:span><text:span text:style-name="T12">ndatore</text:span><text:span text:style-name="T10"> (Sanremo, IT. Se</text:span><text:span text:style-name="T12">t</text:span><text:span text:style-name="T10"> 2020 – Present</text:span><text:span text:style-name="T12">e</text:span><text:span text:style-name="T10">)</text:span></text:p>
          <text:list>
            <text:list-item>
              <text:p text:style-name="P5">Ideazione, organizzazione e realizzazione di un evento internazionale basato nel quartiere Pigna di Sanremo</text:p>
            </text:list-item>
            <text:list-item>
              <text:p text:style-name="P5">Direzione dell’ufficio stampa e delle comunicazioni dell’associazione</text:p>
            </text:list-item>
            <text:list-item>
              <text:p text:style-name="P5">Amministrazione di un’associazione con budget annuale di 15mila euro</text:p>
            </text:list-item>
            <text:list-item>
              <text:p text:style-name="P5">Coordinamento di una squadra di 50+ volontari internazionali</text:p>
            </text:list-item>
            <text:list-item>
              <text:p text:style-name="P5">Cura di collaborazioni e sponsorizzazioni insieme a realtà locali e internazionali</text:p>
            </text:list-item>
          </text:list>
        </text:list-item>
        <text:list-item>
          <text:p text:style-name="P7"><text:a xlink:type="simple" xlink:href="https://www.giffonifilmfestival.it/en/" text:style-name="Internet_20_link" text:visited-style-name="Visited_20_Internet_20_Link"><text:span text:style-name="T9">Giffoni Film Festival</text:span></text:a><text:span text:style-name="T10">. </text:span><text:span text:style-name="T12">Moderatore giuria e creatore di contenuti</text:span><text:span text:style-name="T10"> (</text:span><text:span text:style-name="T13">Giffoni </text:span><text:span text:style-name="T14">(SA)</text:span><text:span text:style-name="T10">, IT. </text:span><text:span text:style-name="T12">Lug</text:span><text:span text:style-name="T10"> </text:span><text:span text:style-name="T14">2019</text:span><text:span text:style-name="T10"> – </text:span><text:span text:style-name="T14">D</text:span><text:span text:style-name="T12">i</text:span><text:span text:style-name="T14">c 2020</text:span><text:span text:style-name="T10">)</text:span></text:p>
          <text:list>
            <text:list-item>
              <text:p text:style-name="P8">Crea<text:span text:style-name="T15">zione di contenuti audiovisivi</text:span></text:p>
            </text:list-item>
            <text:list-item>
              <text:p text:style-name="P5">Moderazione di dibattiti con giurati di 16-20 anni</text:p>
            </text:list-item>
          </text:list>
        </text:list-item>
      </text:list>
      <text:h text:style-name="P9" text:outline-level="2" text:is-list-header="true">Formazione</text:h>
      <text:list xml:id="list170705069165217" text:continue-numbering="true" text:style-name="L1">
        <text:list-item>
          <text:p text:style-name="P7"><text:a xlink:type="simple" xlink:href="https://aissprogram.eu/" text:style-name="Internet_20_link" text:visited-style-name="Visited_20_Internet_20_Link"><text:span text:style-name="T9">Artificial Intelligence for Sustainable Societies</text:span></text:a><text:span text:style-name="T10">, Erasmus Mundus Master (Tallinn, EE. S</text:span><text:span text:style-name="T12">et</text:span><text:span text:style-name="T10"> 2024 – </text:span><text:span text:style-name="T12">Gen</text:span><text:span text:style-name="T10"> 2025)</text:span></text:p>
          <text:list>
            <text:list-item>
              <text:p text:style-name="P8">Co<text:span text:style-name="T15">rsi</text:span>: Collective Intelligence in Socio-Technical Systems, Accessibility, Sustainability, Data <text:span text:style-name="T16">S</text:span>cience, Machine learning, <text:span text:style-name="T17">Service Design</text:span></text:p>
            </text:list-item>
            <text:list-item>
              <text:p text:style-name="P8">Note: <text:span text:style-name="T18">corso abbandonato al termine del primo semestre.</text:span></text:p>
            </text:list-item>
          </text:list>
        </text:list-item>
        <text:list-item>
          <text:p text:style-name="P7"><text:a xlink:type="simple" xlink:href="https://unive.it/pise/" text:style-name="Internet_20_link" text:visited-style-name="Visited_20_Internet_20_Link"><text:span text:style-name="T9">Philosophy, International Studies and Economics</text:span></text:a><text:span text:style-name="T10">, </text:span><text:span text:style-name="T19">Triennale</text:span><text:span text:style-name="T10">. </text:span><text:span text:style-name="T19">Uni. </text:span><text:span text:style-name="T10">Ca’ Foscari (Ven</text:span><text:span text:style-name="T19">ezia</text:span><text:span text:style-name="T10">. S</text:span><text:span text:style-name="T19">et</text:span><text:span text:style-name="T10"> ’20 – </text:span><text:span text:style-name="T19">Lug</text:span><text:span text:style-name="T10"> ’23)</text:span></text:p>
          <text:list>
            <text:list-item>
              <text:p text:style-name="P10">Laurea 110 e lode</text:p>
            </text:list-item>
            <text:list-item>
              <text:p text:style-name="P8">Co<text:span text:style-name="T18">rsi</text:span>: Geopolitics, Sociology, Macroeconomics, International Relations, Philosophy, Contemp. History.</text:p>
            </text:list-item>
            <text:list-item>
              <text:p text:style-name="P7"><text:span text:style-name="T10">T</text:span><text:span text:style-name="T19">esi</text:span><text:span text:style-name="T10">: </text:span><text:a xlink:type="simple" xlink:href="https://tommi.space/csss/" text:style-name="Internet_20_link" text:visited-style-name="Visited_20_Internet_20_Link"><text:span text:style-name="T20">Computer Sciences Are Social Sciences</text:span></text:a></text:p>
            </text:list-item>
            <text:list-item>
              <text:p text:style-name="P8"><text:span text:style-name="T18">Mobilità </text:span>Erasmu<text:span text:style-name="T18">s</text:span>: <text:span text:style-name="T18">un semestre presso l’</text:span>Université Grenoble-Alpes <text:span text:style-name="T18">e</text:span> Sciences Po Grenoble</text:p>
            </text:list-item>
          </text:list>
        </text:list-item>
      </text:list>
      <text:h text:style-name="P11" text:outline-level="2" text:is-list-header="true">Affilia<text:span text:style-name="T18">zioni</text:span><text:span text:style-name="T21"> (sele</text:span><text:span text:style-name="T22">zione</text:span><text:span text:style-name="T21">)</text:span></text:h>
      <text:list xml:id="list170703746386423" text:continue-numbering="true" text:style-name="L1">
        <text:list-item>
          <text:p text:style-name="P12"><text:a xlink:type="simple" xlink:href="https://community.frame.work/t/framework-linux-community-ambassador-program-launch/57771" text:style-name="Internet_20_link" text:visited-style-name="Visited_20_Internet_20_Link"><text:span text:style-name="T10">Linux Community Ambassador</text:span></text:a><text:span text:style-name="T10"> </text:span><text:span text:style-name="T19">di </text:span><text:a xlink:type="simple" xlink:href="https://frame.work/" text:style-name="Internet_20_link" text:visited-style-name="Visited_20_Internet_20_Link"><text:span text:style-name="T10">Framework</text:span></text:a><text:span text:style-name="T10"> (O</text:span><text:span text:style-name="T19">tt</text:span><text:span text:style-name="T10"> 2024 – Present</text:span><text:span text:style-name="T19">e</text:span><text:span text:style-name="T10">)</text:span></text:p>
        </text:list-item>
        <text:list-item>
          <text:p text:style-name="P7"><text:a xlink:type="simple" xlink:href="https://independenttechresearch.org/" text:style-name="Internet_20_link" text:visited-style-name="Visited_20_Internet_20_Link"><text:span text:style-name="T23">Coalition for Independent Technology Research </text:span></text:a><text:span text:style-name="T10">(Se</text:span><text:span text:style-name="T19">t</text:span><text:span text:style-name="T10"> 2024 – Present</text:span><text:span text:style-name="T19">e</text:span><text:span text:style-name="T10">)</text:span></text:p>
        </text:list-item>
        <text:list-item>
          <text:p text:style-name="P7"><text:a xlink:type="simple" xlink:href="https://aoir.org/" text:style-name="Internet_20_link" text:visited-style-name="Visited_20_Internet_20_Link"><text:span text:style-name="T10">Association of Internet Researchers</text:span></text:a><text:span text:style-name="T10"> (A</text:span><text:span text:style-name="T19">go</text:span><text:span text:style-name="T10"> 2024 – Present</text:span><text:span text:style-name="T19">e</text:span><text:span text:style-name="T10">)</text:span></text:p>
        </text:list-item>
        <text:list-item>
          <text:p text:style-name="P7"><text:a xlink:type="simple" xlink:href="https://wikimedia.it/" text:style-name="Internet_20_link" text:visited-style-name="Visited_20_Internet_20_Link"><text:span text:style-name="T10">Wikimedia Italia</text:span></text:a><text:span text:style-name="T10"> (</text:span><text:span text:style-name="T19">Ge</text:span><text:span text:style-name="T10">n 2019 – Present</text:span><text:span text:style-name="T19">e</text:span><text:span text:style-name="T10">)</text:span></text:p>
        </text:list-item>
        <text:list-item>
          <text:p text:style-name="P4"><text:a xlink:type="simple" xlink:href="https://www.clubtenco.it/" text:style-name="Internet_20_link" text:visited-style-name="Visited_20_Internet_20_Link"><text:span text:style-name="T7">Club Tenco</text:span></text:a><text:span text:style-name="T7"> (Se</text:span><text:span text:style-name="T24">t</text:span><text:span text:style-name="T7"> 2017 – Present</text:span><text:span text:style-name="T24">e</text:span><text:span text:style-name="T7">)</text:span></text:p>
        </text:list-item>
        <text:list-item>
          <text:p text:style-name="P7"><text:a xlink:type="simple" xlink:href="https://www.libera.it/" text:style-name="Internet_20_link" text:visited-style-name="Visited_20_Internet_20_Link"><text:span text:style-name="T10">LIBERA</text:span></text:a><text:span text:style-name="T10"> (Apr 2017 – Present</text:span><text:span text:style-name="T19">e</text:span><text:span text:style-name="T10">)</text:span></text:p>
        </text:list-item>
        <text:list-item>
          <text:p text:style-name="P7"><text:a xlink:type="simple" xlink:href="https://it.wikipedia.org/wiki/Associazione_Guide_e_Scouts_Cattolici_Italiani" text:style-name="Internet_20_link" text:visited-style-name="Visited_20_Internet_20_Link"><text:span text:style-name="T10">AGESCI</text:span></text:a><text:span text:style-name="T10">, </text:span><text:span text:style-name="T19">Guide e Scout Cattolici Italiani</text:span><text:span text:style-name="T10"> (O</text:span><text:span text:style-name="T19">t</text:span><text:span text:style-name="T10">t 2008 – S</text:span><text:span text:style-name="T19">et</text:span><text:span text:style-name="T10"> 2022)</text:span></text:p>
        </text:list-item>
      </text:list>
      <text:h text:style-name="P11" text:outline-level="2" text:is-list-header="true">L<text:span text:style-name="T18">ingue e skill</text:span></text:h>
      <text:list text:continue-numbering="true" text:style-name="L1">
        <text:list-item>
          <text:p text:style-name="P4"><text:span text:style-name="T25">L</text:span><text:span text:style-name="T26">ingue</text:span><text:span text:style-name="T7">: </text:span><text:span text:style-name="T24">i</text:span><text:span text:style-name="T7">talian</text:span><text:span text:style-name="T24">o</text:span><text:span text:style-name="T7"> (</text:span><text:span text:style-name="T24">Madrelingua</text:span><text:span text:style-name="T7">), </text:span><text:span text:style-name="T24">inglese</text:span><text:span text:style-name="T7"> (C2), </text:span><text:span text:style-name="T24">francese</text:span><text:span text:style-name="T7"> (C1)</text:span></text:p>
        </text:list-item>
        <text:list-item>
          <text:p text:style-name="P8"><text:span text:style-name="T27">Soft </text:span><text:span text:style-name="T28">s</text:span><text:span text:style-name="T27">kill</text:span>: <text:span text:style-name="T18">parlare in pubblico</text:span>, project management, leadership, <text:span text:style-name="T18">scrittura creativa</text:span>, <text:span text:style-name="T18">attività con bambini</text:span></text:p>
        </text:list-item>
        <text:list-item>
          <text:p text:style-name="P8"><text:span text:style-name="T29">Strumenti</text:span>: <text:span text:style-name="T18">Amministrazione di sistemi </text:span>Linux, GIMP, Inkscape, <text:span text:style-name="T18">suite </text:span>Adobe, <text:span text:style-name="T18">suite </text:span>Google, git</text:p>
        </text:list-item>
        <text:list-item>
          <text:p text:style-name="P13"><text:span text:style-name="T30">Programm</text:span><text:span text:style-name="T31">azione</text:span><text:span text:style-name="T32">: Python, JavaScript, LaTeX, Typst, HTML, CSS, Liquid, Eleventy (</text:span><text:span text:style-name="T33">generatore siti statici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aramond Libre" svg:font-family="'Garamond Libre'" style:font-pitch="variable"/>
    <style:font-face style:name="Inter Black" svg:font-family="'Inter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5in" style:contextual-spacing="false" fo:text-align="start" style:justify-single-word="false"/>
      <style:text-properties style:font-name="Inter Black" fo:font-family="'Inter Black'" style:font-pitch="variable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in" style:contextual-spacing="false"/>
      <style:text-properties style:font-name="Inter Black" fo:font-family="'Inter Black'" style:font-pitch="variable" fo:font-size="16pt" fo:language="zxx" fo:country="none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d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mmaso Marmo</meta:initial-creator>
    <meta:creation-date>2025-02-10T13:07:02.381632251</meta:creation-date>
    <dc:date>2025-02-10T17:07:02.973591049</dc:date>
    <dc:creator>Tommaso Marmo</dc:creator>
    <meta:editing-duration>PT16M27S</meta:editing-duration>
    <meta:editing-cycles>3</meta:editing-cycles>
    <meta:generator>LibreOffice/24.8.4.2$Linux_X86_64 LibreOffice_project/480$Build-2</meta:generator>
    <meta:print-date>2025-02-10T13:42:06.792657066</meta:print-date>
    <meta:printed-by>PDF files: Tommaso Marmo</meta:printed-by>
    <meta:keyword>CV</meta:keyword>
    <meta:keyword>Curriculum</meta:keyword>
    <meta:keyword>Curriculum vitae</meta:keyword>
    <meta:keyword>esperienze</meta:keyword>
    <meta:keyword>Tommaso Marmo</meta:keyword>
    <meta:keyword>laboratori</meta:keyword>
    <meta:keyword>festival</meta:keyword>
    <meta:keyword>Scambi Festival</meta:keyword>
    <meta:keyword>Giffoni</meta:keyword>
    <dc:title>Curriculum vitae di Tommaso Marmo</dc:title>
    <meta:document-statistic meta:table-count="0" meta:image-count="0" meta:object-count="0" meta:page-count="1" meta:paragraph-count="41" meta:word-count="403" meta:character-count="2841" meta:non-whitespace-character-count="2501"/>
  </office:meta>
</office:document-meta>
</file>